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Main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7.01mm"/>
    </style:style>
    <style:style style:name="co2" style:family="table-column">
      <style:table-column-properties fo:break-before="auto" style:column-width="67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order="0.06pt solid #000000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32ff00" style:text-align-source="fix" style:repeat-content="false" fo:border="0.06pt solid #2a6099"/>
      <style:paragraph-properties fo:text-align="center" fo:margin-left="0mm"/>
      <style:text-properties fo:color="#c9211e" fo:font-size="16pt" fo:font-weight="normal" style:font-size-asian="16pt" style:font-weight-asian="bold" style:font-size-complex="16pt" style:font-weight-complex="bold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mm"/>
      <style:text-properties fo:font-size="14pt" style:font-size-asian="14pt" style:font-size-complex="14pt"/>
    </style:style>
    <style:style style:name="ce13" style:family="table-cell" style:parent-style-name="Default" style:data-style-name="N104">
      <style:table-cell-properties fo:background-color="#32ff00" style:text-align-source="fix" style:repeat-content="false" fo:border="0.06pt solid #2a6099"/>
      <style:paragraph-properties fo:text-align="end" fo:margin-left="0mm"/>
      <style:text-properties fo:color="#c9211e" fo:font-size="14pt" fo:font-weight="normal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0"/>
        <table:table-row table:style-name="ro1">
          <table:table-cell table:style-name="ce1" office:value-type="string" calcext:value-type="string">
            <text:p>MÜŞTERİ ADI</text:p>
          </table:table-cell>
          <table:table-cell table:style-name="ce1" office:value-type="string" calcext:value-type="string">
            <text:p>TOPLAM BORÇ</text:p>
          </table:table-cell>
        </table:table-row>
        <table:table-row table:style-name="ro2">
          <table:table-cell office:value-type="string" calcext:value-type="string">
            <text:p>AHMET DUMAN</text:p>
          </table:table-cell>
          <table:table-cell office:value-type="currency" office:currency="TRY" office:value="95" calcext:value-type="currency">
            <text:p>₺95,00</text:p>
          </table:table-cell>
        </table:table-row>
        <table:table-row table:style-name="ro2">
          <table:table-cell office:value-type="string" calcext:value-type="string">
            <text:p>AHMET GÜMÜŞ(DEFTER)</text:p>
          </table:table-cell>
          <table:table-cell office:value-type="currency" office:currency="TRY" office:value="440" calcext:value-type="currency">
            <text:p>₺440,00</text:p>
          </table:table-cell>
        </table:table-row>
        <table:table-row table:style-name="ro2">
          <table:table-cell office:value-type="string" calcext:value-type="string">
            <text:p>AHMET YAZICI</text:p>
          </table:table-cell>
          <table:table-cell office:value-type="currency" office:currency="TRY" office:value="3" calcext:value-type="currency">
            <text:p>₺3,00</text:p>
          </table:table-cell>
        </table:table-row>
        <table:table-row table:style-name="ro2">
          <table:table-cell office:value-type="string" calcext:value-type="string">
            <text:p>ALİ AKYÜZ(DEFTER)</text:p>
          </table:table-cell>
          <table:table-cell office:value-type="currency" office:currency="TRY" office:value="60" calcext:value-type="currency">
            <text:p>₺60,00</text:p>
          </table:table-cell>
        </table:table-row>
        <table:table-row table:style-name="ro2">
          <table:table-cell office:value-type="string" calcext:value-type="string">
            <text:p>ALİ AYDIN</text:p>
          </table:table-cell>
          <table:table-cell office:value-type="currency" office:currency="TRY" office:value="465" calcext:value-type="currency">
            <text:p>₺465,00</text:p>
          </table:table-cell>
        </table:table-row>
        <table:table-row table:style-name="ro2">
          <table:table-cell office:value-type="string" calcext:value-type="string">
            <text:p>ALİ EREN OVACIK</text:p>
          </table:table-cell>
          <table:table-cell office:value-type="currency" office:currency="TRY" office:value="173" calcext:value-type="currency">
            <text:p>₺173,00</text:p>
          </table:table-cell>
        </table:table-row>
        <table:table-row table:style-name="ro2">
          <table:table-cell office:value-type="string" calcext:value-type="string">
            <text:p>ARİF CANPOLAT</text:p>
          </table:table-cell>
          <table:table-cell office:value-type="currency" office:currency="TRY" office:value="5" calcext:value-type="currency">
            <text:p>₺5,00</text:p>
          </table:table-cell>
        </table:table-row>
        <table:table-row table:style-name="ro2">
          <table:table-cell office:value-type="string" calcext:value-type="string">
            <text:p>ASİYE TAŞTAN</text:p>
          </table:table-cell>
          <table:table-cell office:value-type="currency" office:currency="TRY" office:value="7" calcext:value-type="currency">
            <text:p>₺7,00</text:p>
          </table:table-cell>
        </table:table-row>
        <table:table-row table:style-name="ro2">
          <table:table-cell office:value-type="string" calcext:value-type="string">
            <text:p>AYSEL YILDIRIM</text:p>
          </table:table-cell>
          <table:table-cell office:value-type="currency" office:currency="TRY" office:value="5" calcext:value-type="currency">
            <text:p>₺5,00</text:p>
          </table:table-cell>
        </table:table-row>
        <table:table-row table:style-name="ro2">
          <table:table-cell office:value-type="string" calcext:value-type="string">
            <text:p>AYŞE YILMAZ</text:p>
          </table:table-cell>
          <table:table-cell office:value-type="currency" office:currency="TRY" office:value="35" calcext:value-type="currency">
            <text:p>₺35,00</text:p>
          </table:table-cell>
        </table:table-row>
        <table:table-row table:style-name="ro2">
          <table:table-cell office:value-type="string" calcext:value-type="string">
            <text:p>AZİZ KARATAŞ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BAHA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BARIŞ VERGÜL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BEKİR ÇELİK</text:p>
          </table:table-cell>
          <table:table-cell office:value-type="currency" office:currency="TRY" office:value="8" calcext:value-type="currency">
            <text:p>₺8,00</text:p>
          </table:table-cell>
        </table:table-row>
        <table:table-row table:style-name="ro2">
          <table:table-cell office:value-type="string" calcext:value-type="string">
            <text:p>BURSALI BİLAL</text:p>
          </table:table-cell>
          <table:table-cell office:value-type="currency" office:currency="TRY" office:value="143" calcext:value-type="currency">
            <text:p>₺143,00</text:p>
          </table:table-cell>
        </table:table-row>
        <table:table-row table:style-name="ro2">
          <table:table-cell office:value-type="string" calcext:value-type="string">
            <text:p>CEMALETTİN AYLUÇTARHAN</text:p>
          </table:table-cell>
          <table:table-cell office:value-type="currency" office:currency="TRY" office:value="161" calcext:value-type="currency">
            <text:p>₺161,00</text:p>
          </table:table-cell>
        </table:table-row>
        <table:table-row table:style-name="ro2">
          <table:table-cell office:value-type="string" calcext:value-type="string">
            <text:p>CEMİL AMC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DAVUT AYLUÇTARH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DURSUN BAYTEMUR</text:p>
          </table:table-cell>
          <table:table-cell office:value-type="currency" office:currency="TRY" office:value="46" calcext:value-type="currency">
            <text:p>₺46,00</text:p>
          </table:table-cell>
        </table:table-row>
        <table:table-row table:style-name="ro2">
          <table:table-cell office:value-type="string" calcext:value-type="string">
            <text:p>DURSUN ŞEKER(DEFTER)</text:p>
          </table:table-cell>
          <table:table-cell office:value-type="currency" office:currency="TRY" office:value="244" calcext:value-type="currency">
            <text:p>₺244,00</text:p>
          </table:table-cell>
        </table:table-row>
        <table:table-row table:style-name="ro2">
          <table:table-cell office:value-type="string" calcext:value-type="string">
            <text:p>EBUBEKİR CENGİZ(Ağrılı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EMİR KARABAŞ</text:p>
          </table:table-cell>
          <table:table-cell office:value-type="currency" office:currency="TRY" office:value="6" calcext:value-type="currency">
            <text:p>₺6,00</text:p>
          </table:table-cell>
        </table:table-row>
        <table:table-row table:style-name="ro2">
          <table:table-cell office:value-type="string" calcext:value-type="string">
            <text:p>ENVER KAR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ERHAN ERDİ ALTUN</text:p>
          </table:table-cell>
          <table:table-cell office:value-type="currency" office:currency="TRY" office:value="54" calcext:value-type="currency">
            <text:p>₺54,00</text:p>
          </table:table-cell>
        </table:table-row>
        <table:table-row table:style-name="ro2">
          <table:table-cell office:value-type="string" calcext:value-type="string">
            <text:p>FARUK UC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FATİH AKYÜZ</text:p>
          </table:table-cell>
          <table:table-cell office:value-type="currency" office:currency="TRY" office:value="46" calcext:value-type="currency">
            <text:p>₺46,00</text:p>
          </table:table-cell>
        </table:table-row>
        <table:table-row table:style-name="ro2">
          <table:table-cell office:value-type="string" calcext:value-type="string">
            <text:p>FEDAİ 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FERHAT ÇOBAN</text:p>
          </table:table-cell>
          <table:table-cell office:value-type="currency" office:currency="TRY" office:value="1297" calcext:value-type="currency">
            <text:p>₺1.297,00</text:p>
          </table:table-cell>
        </table:table-row>
        <table:table-row table:style-name="ro2">
          <table:table-cell office:value-type="string" calcext:value-type="string">
            <text:p>FİKİR ABİ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GERÇEK ÇELİK</text:p>
          </table:table-cell>
          <table:table-cell office:value-type="currency" office:currency="TRY" office:value="37" calcext:value-type="currency">
            <text:p>₺37,00</text:p>
          </table:table-cell>
        </table:table-row>
        <table:table-row table:style-name="ro2">
          <table:table-cell office:value-type="string" calcext:value-type="string">
            <text:p>GÖNÜL ÖZTEKİ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GÜLTEKİN AKDEMİR</text:p>
          </table:table-cell>
          <table:table-cell office:value-type="currency" office:currency="TRY" office:value="93" calcext:value-type="currency">
            <text:p>₺93,00</text:p>
          </table:table-cell>
        </table:table-row>
        <table:table-row table:style-name="ro2">
          <table:table-cell office:value-type="string" calcext:value-type="string">
            <text:p>HASAN APAYDI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HATİP ÖZÇELİK</text:p>
          </table:table-cell>
          <table:table-cell office:value-type="currency" office:currency="TRY" office:value="100" calcext:value-type="currency">
            <text:p>₺100,00</text:p>
          </table:table-cell>
        </table:table-row>
        <table:table-row table:style-name="ro2">
          <table:table-cell office:value-type="string" calcext:value-type="string">
            <text:p>HAYRETTİN ARSLAN</text:p>
          </table:table-cell>
          <table:table-cell office:value-type="currency" office:currency="TRY" office:value="65" calcext:value-type="currency">
            <text:p>₺65,00</text:p>
          </table:table-cell>
        </table:table-row>
        <table:table-row table:style-name="ro2">
          <table:table-cell office:value-type="string" calcext:value-type="string">
            <text:p>HAYRİ USTA</text:p>
          </table:table-cell>
          <table:table-cell office:value-type="currency" office:currency="TRY" office:value="98" calcext:value-type="currency">
            <text:p>₺98,00</text:p>
          </table:table-cell>
        </table:table-row>
        <table:table-row table:style-name="ro2">
          <table:table-cell office:value-type="string" calcext:value-type="string">
            <text:p>HİKMET</text:p>
          </table:table-cell>
          <table:table-cell office:value-type="currency" office:currency="TRY" office:value="30" calcext:value-type="currency">
            <text:p>₺30,00</text:p>
          </table:table-cell>
        </table:table-row>
        <table:table-row table:style-name="ro2">
          <table:table-cell office:value-type="string" calcext:value-type="string">
            <text:p>HULUSİ TOPÇU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HÜSEYİN ÇINAR</text:p>
          </table:table-cell>
          <table:table-cell office:value-type="currency" office:currency="TRY" office:value="2" calcext:value-type="currency">
            <text:p>₺2,00</text:p>
          </table:table-cell>
        </table:table-row>
        <table:table-row table:style-name="ro2">
          <table:table-cell office:value-type="string" calcext:value-type="string">
            <text:p>İBRAHİM SARAÇ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İLKER KESKİN</text:p>
          </table:table-cell>
          <table:table-cell office:value-type="currency" office:currency="TRY" office:value="122" calcext:value-type="currency">
            <text:p>₺122,00</text:p>
          </table:table-cell>
        </table:table-row>
        <table:table-row table:style-name="ro2">
          <table:table-cell office:value-type="string" calcext:value-type="string">
            <text:p>İSMAİL(ÇUVALCI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KADİR BAYTEMU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KASIM ÇELİK</text:p>
          </table:table-cell>
          <table:table-cell office:value-type="currency" office:currency="TRY" office:value="102" calcext:value-type="currency">
            <text:p>₺102,00</text:p>
          </table:table-cell>
        </table:table-row>
        <table:table-row table:style-name="ro2">
          <table:table-cell office:value-type="string" calcext:value-type="string">
            <text:p>KAZIM KAYA</text:p>
          </table:table-cell>
          <table:table-cell office:value-type="currency" office:currency="TRY" office:value="36" calcext:value-type="currency">
            <text:p>₺36,00</text:p>
          </table:table-cell>
        </table:table-row>
        <table:table-row table:style-name="ro2">
          <table:table-cell office:value-type="string" calcext:value-type="string">
            <text:p>KEMAL TEKBAŞ</text:p>
          </table:table-cell>
          <table:table-cell office:value-type="currency" office:currency="TRY" office:value="97" calcext:value-type="currency">
            <text:p>₺97,00</text:p>
          </table:table-cell>
        </table:table-row>
        <table:table-row table:style-name="ro2">
          <table:table-cell office:value-type="string" calcext:value-type="string">
            <text:p>KEMALETTİN AÇIKGÖZ(DEFTER)</text:p>
          </table:table-cell>
          <table:table-cell office:value-type="currency" office:currency="TRY" office:value="557" calcext:value-type="currency">
            <text:p>₺557,00</text:p>
          </table:table-cell>
        </table:table-row>
        <table:table-row table:style-name="ro2">
          <table:table-cell office:value-type="string" calcext:value-type="string">
            <text:p>KÖKSAL KARA</text:p>
          </table:table-cell>
          <table:table-cell office:value-type="currency" office:currency="TRY" office:value="490" calcext:value-type="currency">
            <text:p>₺490,00</text:p>
          </table:table-cell>
        </table:table-row>
        <table:table-row table:style-name="ro2">
          <table:table-cell office:value-type="string" calcext:value-type="string">
            <text:p>MEDET</text:p>
          </table:table-cell>
          <table:table-cell office:value-type="currency" office:currency="TRY" office:value="216" calcext:value-type="currency">
            <text:p>₺216,00</text:p>
          </table:table-cell>
        </table:table-row>
        <table:table-row table:style-name="ro2">
          <table:table-cell office:value-type="string" calcext:value-type="string">
            <text:p>MEHMET ALİ NİŞANCI</text:p>
          </table:table-cell>
          <table:table-cell office:value-type="currency" office:currency="TRY" office:value="93" calcext:value-type="currency">
            <text:p>₺93,00</text:p>
          </table:table-cell>
        </table:table-row>
        <table:table-row table:style-name="ro2">
          <table:table-cell office:value-type="string" calcext:value-type="string">
            <text:p>MEHMET DUM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EHMET YORULMAZ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ENZER ABLA</text:p>
          </table:table-cell>
          <table:table-cell office:value-type="currency" office:currency="TRY" office:value="53" calcext:value-type="currency">
            <text:p>₺53,00</text:p>
          </table:table-cell>
        </table:table-row>
        <table:table-row table:style-name="ro2">
          <table:table-cell office:value-type="string" calcext:value-type="string">
            <text:p>MESUT KAPTAN</text:p>
          </table:table-cell>
          <table:table-cell office:value-type="currency" office:currency="TRY" office:value="291" calcext:value-type="currency">
            <text:p>₺291,00</text:p>
          </table:table-cell>
        </table:table-row>
        <table:table-row table:style-name="ro2">
          <table:table-cell office:value-type="string" calcext:value-type="string">
            <text:p>MUHAMMET BAYRAK</text:p>
          </table:table-cell>
          <table:table-cell office:value-type="currency" office:currency="TRY" office:value="81" calcext:value-type="currency">
            <text:p>₺81,00</text:p>
          </table:table-cell>
        </table:table-row>
        <table:table-row table:style-name="ro2">
          <table:table-cell office:value-type="string" calcext:value-type="string">
            <text:p>MURAT ARSL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URAT BEŞİROĞLU</text:p>
          </table:table-cell>
          <table:table-cell office:value-type="currency" office:currency="TRY" office:value="122" calcext:value-type="currency">
            <text:p>₺122,00</text:p>
          </table:table-cell>
        </table:table-row>
        <table:table-row table:style-name="ro2">
          <table:table-cell office:value-type="string" calcext:value-type="string">
            <text:p>MURAT FIRAT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URTAZA TUTA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MUTALİP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NİYAZİ ÖZTEKİN</text:p>
          </table:table-cell>
          <table:table-cell office:value-type="currency" office:currency="TRY" office:value="706" calcext:value-type="currency">
            <text:p>₺706,00</text:p>
          </table:table-cell>
        </table:table-row>
        <table:table-row table:style-name="ro2">
          <table:table-cell office:value-type="string" calcext:value-type="string">
            <text:p>OSMAN AKYÜZ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OSMAN KAHRAMAN</text:p>
          </table:table-cell>
          <table:table-cell office:value-type="currency" office:currency="TRY" office:value="644" calcext:value-type="currency">
            <text:p>₺644,00</text:p>
          </table:table-cell>
        </table:table-row>
        <table:table-row table:style-name="ro2">
          <table:table-cell office:value-type="string" calcext:value-type="string">
            <text:p>OĞUZ ARSLAN</text:p>
          </table:table-cell>
          <table:table-cell office:value-type="currency" office:currency="TRY" office:value="11" calcext:value-type="currency">
            <text:p>₺11,00</text:p>
          </table:table-cell>
        </table:table-row>
        <table:table-row table:style-name="ro2">
          <table:table-cell office:value-type="string" calcext:value-type="string">
            <text:p>PEHLİVAN TAŞTAN</text:p>
          </table:table-cell>
          <table:table-cell office:value-type="currency" office:currency="TRY" office:value="14" calcext:value-type="currency">
            <text:p>₺14,00</text:p>
          </table:table-cell>
        </table:table-row>
        <table:table-row table:style-name="ro2">
          <table:table-cell office:value-type="string" calcext:value-type="string">
            <text:p>PUKAY ADIGÜZEL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RECEP KAYABAŞ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RÜMEYSANU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ADEGÜL KARABOĞA</text:p>
          </table:table-cell>
          <table:table-cell office:value-type="currency" office:currency="TRY" office:value="26" calcext:value-type="currency">
            <text:p>₺26,00</text:p>
          </table:table-cell>
        </table:table-row>
        <table:table-row table:style-name="ro2">
          <table:table-cell office:value-type="string" calcext:value-type="string">
            <text:p>SADIK AMCA(SERVİS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ALİH KOCAOĞLU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EBAHATTİN ERİK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EBAHATTİN KARAGÜLLÜ(DEFTER)</text:p>
          </table:table-cell>
          <table:table-cell office:value-type="currency" office:currency="TRY" office:value="51" calcext:value-type="currency">
            <text:p>₺51,00</text:p>
          </table:table-cell>
        </table:table-row>
        <table:table-row table:style-name="ro2">
          <table:table-cell office:value-type="string" calcext:value-type="string">
            <text:p>SELAHATTİN AKÜZÜM</text:p>
          </table:table-cell>
          <table:table-cell office:value-type="currency" office:currency="TRY" office:value="26" calcext:value-type="currency">
            <text:p>₺26,00</text:p>
          </table:table-cell>
        </table:table-row>
        <table:table-row table:style-name="ro2">
          <table:table-cell office:value-type="string" calcext:value-type="string">
            <text:p>SELÇUK VERGÜL</text:p>
          </table:table-cell>
          <table:table-cell office:value-type="currency" office:currency="TRY" office:value="1" calcext:value-type="currency">
            <text:p>₺1,00</text:p>
          </table:table-cell>
        </table:table-row>
        <table:table-row table:style-name="ro2">
          <table:table-cell office:value-type="string" calcext:value-type="string">
            <text:p>SEVDA ÇELİK</text:p>
          </table:table-cell>
          <table:table-cell office:value-type="currency" office:currency="TRY" office:value="108" calcext:value-type="currency">
            <text:p>₺108,00</text:p>
          </table:table-cell>
        </table:table-row>
        <table:table-row table:style-name="ro2">
          <table:table-cell office:value-type="string" calcext:value-type="string">
            <text:p>SİNEM(Erzurumlu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ONER(Artvinli)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SUAT ADIGÜZEL</text:p>
          </table:table-cell>
          <table:table-cell office:value-type="currency" office:currency="TRY" office:value="455" calcext:value-type="currency">
            <text:p>₺455,00</text:p>
          </table:table-cell>
        </table:table-row>
        <table:table-row table:style-name="ro2">
          <table:table-cell office:value-type="string" calcext:value-type="string">
            <text:p>SÜMEYYE KIZILYAR</text:p>
          </table:table-cell>
          <table:table-cell office:value-type="currency" office:currency="TRY" office:value="535" calcext:value-type="currency">
            <text:p>₺535,00</text:p>
          </table:table-cell>
        </table:table-row>
        <table:table-row table:style-name="ro2">
          <table:table-cell office:value-type="string" calcext:value-type="string">
            <text:p>TAHSİN ÖZKAN</text:p>
          </table:table-cell>
          <table:table-cell office:value-type="currency" office:currency="TRY" office:value="17" calcext:value-type="currency">
            <text:p>₺17,00</text:p>
          </table:table-cell>
        </table:table-row>
        <table:table-row table:style-name="ro2">
          <table:table-cell office:value-type="string" calcext:value-type="string">
            <text:p>TALİP TARHAN</text:p>
          </table:table-cell>
          <table:table-cell office:value-type="currency" office:currency="TRY" office:value="15" calcext:value-type="currency">
            <text:p>₺15,00</text:p>
          </table:table-cell>
        </table:table-row>
        <table:table-row table:style-name="ro2">
          <table:table-cell office:value-type="string" calcext:value-type="string">
            <text:p>TANER YILDIRIM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TURGAY</text:p>
          </table:table-cell>
          <table:table-cell office:value-type="currency" office:currency="TRY" office:value="17" calcext:value-type="currency">
            <text:p>₺17,00</text:p>
          </table:table-cell>
        </table:table-row>
        <table:table-row table:style-name="ro2">
          <table:table-cell office:value-type="string" calcext:value-type="string">
            <text:p>TURHAN BAHAR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TUĞBA DİNÇER</text:p>
          </table:table-cell>
          <table:table-cell office:value-type="currency" office:currency="TRY" office:value="19" calcext:value-type="currency">
            <text:p>₺19,00</text:p>
          </table:table-cell>
        </table:table-row>
        <table:table-row table:style-name="ro2">
          <table:table-cell office:value-type="string" calcext:value-type="string">
            <text:p>TUĞBA KAY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ASİN KÖSE</text:p>
          </table:table-cell>
          <table:table-cell office:value-type="currency" office:currency="TRY" office:value="34" calcext:value-type="currency">
            <text:p>₺34,00</text:p>
          </table:table-cell>
        </table:table-row>
        <table:table-row table:style-name="ro2">
          <table:table-cell office:value-type="string" calcext:value-type="string">
            <text:p>YAZGI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AŞAR YILMAZ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UNUS TARH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USUF ARSL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ILMAZ KARA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YILMAZ TOPAL</text:p>
          </table:table-cell>
          <table:table-cell office:value-type="currency" office:currency="TRY" office:value="221" calcext:value-type="currency">
            <text:p>₺221,00</text:p>
          </table:table-cell>
        </table:table-row>
        <table:table-row table:style-name="ro2">
          <table:table-cell office:value-type="string" calcext:value-type="string">
            <text:p>ZEKİ DUM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ZEYNEP AYIRKAN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ZUHAL ŞEKER</text:p>
          </table:table-cell>
          <table:table-cell office:value-type="currency" office:currency="TRY" office:value="76" calcext:value-type="currency">
            <text:p>₺76,00</text:p>
          </table:table-cell>
        </table:table-row>
        <table:table-row table:style-name="ro2">
          <table:table-cell office:value-type="string" calcext:value-type="string">
            <text:p>ÖMER KARAGÜLLÜ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office:value-type="string" calcext:value-type="string">
            <text:p>ÖZER KARAGÜLLÜ</text:p>
          </table:table-cell>
          <table:table-cell office:value-type="currency" office:currency="TRY" office:value="259" calcext:value-type="currency">
            <text:p>₺259,00</text:p>
          </table:table-cell>
        </table:table-row>
        <table:table-row table:style-name="ro2">
          <table:table-cell office:value-type="string" calcext:value-type="string">
            <text:p>ÖZTEKİN YILDIRIM</text:p>
          </table:table-cell>
          <table:table-cell office:value-type="currency" office:currency="TRY" office:value="0" calcext:value-type="currency">
            <text:p>₺0,00</text:p>
          </table:table-cell>
        </table:table-row>
        <table:table-row table:style-name="ro2">
          <table:table-cell table:style-name="ce7" office:value-type="string" calcext:value-type="string">
            <text:p>ÜMİT BULUT</text:p>
          </table:table-cell>
          <table:table-cell office:value-type="currency" office:currency="TRY" office:value="3" calcext:value-type="currency">
            <text:p>₺3,00</text:p>
          </table:table-cell>
        </table:table-row>
        <table:table-row table:style-name="ro2">
          <table:table-cell office:value-type="string" calcext:value-type="string">
            <text:p>ŞAHİZER FIRAT</text:p>
          </table:table-cell>
          <table:table-cell office:value-type="currency" office:currency="TRY" office:value="184" calcext:value-type="currency">
            <text:p>₺184,00</text:p>
          </table:table-cell>
        </table:table-row>
        <table:table-row table:style-name="ro2">
          <table:table-cell table:style-name="ce4" office:value-type="string" calcext:value-type="string">
            <text:p>TOPLAM</text:p>
          </table:table-cell>
          <table:table-cell table:style-name="ce13" table:formula="of:=SUM([.B1:.B102])" office:value-type="currency" office:currency="TRY" office:value="9216" calcext:value-type="currency">
            <text:p>₺9.216,00</text:p>
          </table:table-cell>
        </table:table-row>
        <table:table-row table:style-name="ro2" table:number-rows-repeated="10484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10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.00.0000</text:date>, <text:time style:data-style-name="N2" text:time-value="16:16:44.060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32:29.212000000</meta:creation-date>
    <meta:generator>LibreOffice/6.2.0.3$Windows_X86_64 LibreOffice_project/98c6a8a1c6c7b144ce3cc729e34964b47ce25d62</meta:generator>
    <dc:date>2019-03-30T16:20:21.572000000</dc:date>
    <meta:editing-duration>PT1H17M22S</meta:editing-duration>
    <meta:editing-cycles>24</meta:editing-cycles>
    <meta:document-statistic meta:table-count="1" meta:cell-count="208" meta:object-count="0"/>
  </office:meta>
</office:document-meta>
</file>

<file path=Basic/Standard/Module.xml><?xml version="1.0" encoding="utf-8"?>
<!DOCTYPE module  PUBLIC '-//OpenOffice.org//DTD OfficeDocument 1.0//EN'  'module.dtd'>
<script:module xmlns:script="http://openoffice.org/2000/script" script:name="Module" script:language="StarBasic" script:moduleType="normal">REM  *****  BASIC  *****

dim DOCUMENT as object
dim SHEET as object

Sub Main
	DOCUMENT              = ThisComponent
	SHEET                 = DOCUMENT.Sheets.getByIndex(0)
	
	MsgBox SHEET.getCellByPosition(0, 0).getString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